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 Vu Sans Mono', 'Bitstream Vera Sans Mono', monospace"/>
    <style:font-face style:name="Helvetica Neue" svg:font-family="'Helvetica Neue', Helvetica, Helvetica, Arial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1b3" officeooo:paragraph-rsid="0002d1b3"/>
    </style:style>
    <style:style style:name="P2" style:family="paragraph" style:parent-style-name="Standard">
      <style:text-properties fo:color="#800000" officeooo:rsid="0002d1b3" officeooo:paragraph-rsid="0002d1b3"/>
    </style:style>
    <style:style style:name="P3" style:family="paragraph" style:parent-style-name="Standard">
      <style:text-properties fo:color="#800000" officeooo:rsid="0003100e" officeooo:paragraph-rsid="0003100e"/>
    </style:style>
    <style:style style:name="P4" style:family="paragraph" style:parent-style-name="Standard">
      <style:text-properties fo:color="#800000" officeooo:rsid="00039ba1" officeooo:paragraph-rsid="00039ba1"/>
    </style:style>
    <style:style style:name="P5" style:family="paragraph" style:parent-style-name="Standard">
      <style:text-properties fo:color="#800000" officeooo:rsid="0004a62a" officeooo:paragraph-rsid="0004a62a"/>
    </style:style>
    <style:style style:name="P6" style:family="paragraph" style:parent-style-name="Standard">
      <style:text-properties fo:color="#800000" officeooo:rsid="0006deb6" officeooo:paragraph-rsid="0006deb6"/>
    </style:style>
    <style:style style:name="P7" style:family="paragraph" style:parent-style-name="Standard">
      <style:text-properties fo:color="#800000" officeooo:rsid="000758d2" officeooo:paragraph-rsid="000758d2"/>
    </style:style>
    <style:style style:name="P8" style:family="paragraph" style:parent-style-name="Standard">
      <style:text-properties fo:color="#000000" officeooo:rsid="00093582" officeooo:paragraph-rsid="00093582"/>
    </style:style>
    <style:style style:name="P9" style:family="paragraph" style:parent-style-name="Standard">
      <style:text-properties fo:color="#000000" officeooo:rsid="000a225c" officeooo:paragraph-rsid="000a225c"/>
    </style:style>
    <style:style style:name="P10" style:family="paragraph" style:parent-style-name="Text_20_body">
      <style:text-properties fo:font-variant="normal" fo:text-transform="none" fo:color="#222222" style:font-name="inherit" fo:font-size="12pt" fo:letter-spacing="normal" fo:font-style="normal" fo:font-weight="normal" officeooo:rsid="0002d1b3" officeooo:paragraph-rsid="0002d1b3" fo:padding="0cm" fo:border="none"/>
    </style:style>
    <style:style style:name="P11" style:family="paragraph" style:parent-style-name="Text_20_body">
      <style:text-properties fo:color="#800000" officeooo:rsid="0004a62a" officeooo:paragraph-rsid="0004a62a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  <style:text-properties fo:font-variant="normal" fo:text-transform="none" fo:color="#222222" style:font-name="inherit" fo:font-size="12pt" fo:letter-spacing="normal" fo:font-style="normal" fo:font-weight="normal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  <style:text-properties fo:font-variant="normal" fo:text-transform="none" fo:color="#222222" style:font-name="inherit" fo:font-size="12pt" fo:letter-spacing="normal" fo:font-style="normal" fo:font-weight="normal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widows="1" fo:text-indent="0cm" style:auto-text-indent="false" fo:padding="0cm" fo:border="none"/>
      <style:text-properties officeooo:paragraph-rsid="0006deb6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423cm" fo:widows="1" fo:text-indent="0cm" style:auto-text-indent="false"/>
      <style:text-properties fo:font-variant="normal" fo:text-transform="none" fo:color="#222222" style:font-name="Helvetica Neue" fo:font-size="12pt" fo:letter-spacing="normal" fo:font-style="normal" fo:font-weight="normal" fo:padding="0cm" fo:border="none"/>
    </style:style>
    <style:style style:name="P18" style:family="paragraph" style:parent-style-name="Preformatted_20_Text">
      <style:text-properties fo:font-variant="normal" fo:text-transform="none" fo:color="#222222" style:font-name="Consolas" fo:font-size="12pt" fo:letter-spacing="normal" fo:font-style="normal" fo:font-weight="normal" officeooo:rsid="0002d1b3" officeooo:paragraph-rsid="0002d1b3" fo:padding="0cm" fo:border="none"/>
    </style:style>
    <style:style style:name="T1" style:family="text">
      <style:text-properties fo:font-variant="normal" fo:text-transform="none" fo:color="#222222" style:font-name="inherit" fo:font-size="12pt" fo:letter-spacing="normal" fo:font-style="normal" fo:font-weight="normal" fo:padding="0cm" fo:border="none"/>
    </style:style>
    <style:style style:name="T2" style:family="text">
      <style:text-properties fo:font-variant="normal" fo:text-transform="none" fo:color="#222222" style:font-name="inherit" fo:font-size="12pt" fo:letter-spacing="normal" fo:font-style="italic" fo:font-weight="normal" fo:padding="0cm" fo:border="none"/>
    </style:style>
    <style:style style:name="T3" style:family="text">
      <style:text-properties fo:font-variant="normal" fo:text-transform="none" fo:color="#222222" style:font-name="Helvetica Neue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Helvetica Neue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Helvetica Neue" fo:font-size="12pt" fo:letter-spacing="normal" fo:font-style="italic" fo:font-weight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444444" style:font-name="Consolas" fo:letter-spacing="normal" fo:font-style="normal" fo:font-weight="normal" fo:padding="0.049cm" fo:border="0.06pt solid #dddddd"/>
    </style:style>
    <style:style style:name="T8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49cm" fo:border="0.06pt solid #dddddd"/>
    </style:style>
    <style:style style:name="T9" style:family="text">
      <style:text-properties fo:font-variant="normal" fo:text-transform="none" fo:color="#444444" style:font-name="Consolas" fo:font-size="12pt" fo:letter-spacing="normal" fo:font-style="normal" fo:font-weight="normal" officeooo:rsid="00052759" fo:background-color="#f2f2f2" loext:char-shading-value="0" fo:padding="0.049cm" fo:border="0.06pt solid #dddddd"/>
    </style:style>
    <style:style style:name="T10" style:family="text">
      <style:text-properties fo:font-variant="normal" fo:text-transform="none" fo:color="#444444" style:font-name="Consolas" fo:font-size="12pt" fo:letter-spacing="normal" fo:font-style="normal" fo:font-weight="normal" officeooo:rsid="0006deb6" fo:background-color="#f2f2f2" loext:char-shading-value="0" fo:padding="0.049cm" fo:border="0.06pt solid #dddddd"/>
    </style:style>
    <style:style style:name="T11" style:family="text">
      <style:text-properties fo:font-variant="normal" fo:text-transform="none" style:font-name="Helvetica Neue" fo:font-size="12pt" fo:letter-spacing="normal" fo:font-style="normal" fo:font-weight="normal"/>
    </style:style>
    <style:style style:name="T12" style:family="text">
      <style:text-properties fo:font-variant="normal" fo:text-transform="none" fo:color="#800000" style:font-name="Consolas" fo:font-size="12pt" fo:letter-spacing="normal" fo:font-style="normal" fo:font-weight="normal" officeooo:rsid="0006deb6" fo:background-color="#ffff00" loext:char-shading-value="0" fo:padding="0.049cm" fo:border="0.06pt solid #ddddd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JURE : </text:p>
      <text:p text:style-name="P1"/>
      <text:p text:style-name="P1">clojure est un langage fonctionnel : id est fonctions sont d'ordre supérieure ==un type à part entière on peut renvoyer des fonctions ou les prendres en paramètres.</text:p>
      <text:p text:style-name="P1"/>
      <text:p text:style-name="P1">Pas de variables.</text:p>
      <text:p text:style-name="P1"/>
      <text:p text:style-name="P1">Famille des LIPS = manipule des listes, on utilises des parenthèses pour définir des formes . Une forme commence par le nom de la fonction utilisée puis par les arguments de cette fonction.</text:p>
      <text:p text:style-name="P1"/>
      <text:p text:style-name="P2">Attention ne pas mette plus de '(' que possible, juste le nombre de parentheses qu'il faut.</text:p>
      <text:p text:style-name="P1"/>
      <text:p text:style-name="P1"><text:s/>1+2+3 → (+123)</text:p>
      <text:p text:style-name="P1">f(g(x)) <text:s/>-&gt; (f(g x))</text:p>
      <text:p text:style-name="P1"/>
      <text:p text:style-name="P10">Si Clojure reste un langage de programmation généraliste, il s’applique avec pertinence dans les domaines suivants :</text:p>
      <text:list xml:id="list199755023242181572" text:style-name="L1">
        <text:list-item>
          <text:p text:style-name="P12">big data / traitement de données massives (logs, finance, capteurs, etc),</text:p>
        </text:list-item>
        <text:list-item>
          <text:p text:style-name="P12">résolution et modélisation de problèmes algorithmiques, mathématiques et statistiques,</text:p>
        </text:list-item>
        <text:list-item>
          <text:p text:style-name="P12">applications fortemment concurrentes.</text:p>
        </text:list-item>
      </text:list>
      <text:p text:style-name="P1"/>
      <text:p text:style-name="P1"/>
      <text:p text:style-name="P10">Clojure possède les caractéristiques suivantes.</text:p>
      <text:list xml:id="list8504612875373619952" text:style-name="L2">
        <text:list-item>
          <text:p text:style-name="P13">Il est fonctionnel.</text:p>
        </text:list-item>
        <text:list-item>
          <text:p text:style-name="P14"><text:span text:style-name="T1">Il est </text:span><text:span text:style-name="Emphasis"><text:span text:style-name="T2">optionellement</text:span></text:span><text:span text:style-name="T1"> typé.</text:span></text:p>
        </text:list-item>
        <text:list-item>
          <text:p text:style-name="P13">Les références et collections sont immutables. Il existe des moyens limités de disposer de variables que nous n’aborderons pas aujourd’hui.</text:p>
        </text:list-item>
        <text:list-item>
          <text:p text:style-name="P13">Il est homoiconique : la représentation du langage (des listes) est aussi un type primitif du langage.</text:p>
        </text:list-item>
        <text:list-item>
          <text:p text:style-name="P13">Il peut utiliser du code Java existant.</text:p>
        </text:list-item>
      </text:list>
      <text:p text:style-name="P1"><text:span text:style-name="T3">LISP est un acronyme pour </text:span><text:span text:style-name="Strong_20_Emphasis"><text:span text:style-name="T4">"LISt Processor"</text:span></text:span><text:span text:style-name="T3">. La structure de donnée principale est la liste, qui sert également pour la représentation du langage. Si </text:span><text:span text:style-name="Source_20_Text"><text:span text:style-name="T7">'(1 2 3)</text:span></text:span><text:span text:style-name="T6"> </text:span><text:span text:style-name="T3">est une liste, </text:span><text:span text:style-name="Source_20_Text"><text:span text:style-name="T7">(add 1 2 3)</text:span></text:span><text:span text:style-name="T6"> </text:span><text:span text:style-name="T3">est une </text:span><text:span text:style-name="Emphasis"><text:span text:style-name="T5">forme</text:span></text:span><text:span text:style-name="T6"> </text:span><text:span text:style-name="T3">correspondant à un appel de fonction </text:span><text:span text:style-name="Source_20_Text"><text:span text:style-name="T7">add</text:span></text:span><text:span text:style-name="T6"> </text:span><text:span text:style-name="T3">avec les arguments </text:span><text:span text:style-name="Source_20_Text"><text:span text:style-name="T7">1, 2, 3</text:span></text:span><text:span text:style-name="T3">. L’homoiconicité du langage vient du fait qu’un appel de fonction se matérialise par une liste (aussi appellée S-Forme). </text:span></text:p>
      <text:p text:style-name="P1"/>
      <text:p text:style-name="P1"/>
      <text:p text:style-name="P1"><text:span text:style-name="T3">Pour lancer le REPL ( = clojure en interactif) </text:span></text:p>
      <text:p text:style-name="P2"><text:span text:style-name="T11">java -jar clojure-1.8.0.jar</text:span></text:p>
      <text:p text:style-name="P2"/>
      <text:p text:style-name="P2"><text:span text:style-name="T11">Pour executer un programm : </text:span></text:p>
      <text:p text:style-name="P18">java -jar clojure-1.8.0.jar hello_world.clj</text:p>
      <text:p text:style-name="P17"><text:soft-page-break/></text:p>
      <text:p text:style-name="P3"><text:span text:style-name="T11">nil  ~ void</text:span></text:p>
      <text:p text:style-name="P3"/>
      <text:p text:style-name="P4"><text:span text:style-name="T11">(inc 1) =1++</text:span></text:p>
      <text:p text:style-name="P4"><text:span text:style-name="T11">(dec 2)=2--</text:span></text:p>
      <text:p text:style-name="P4"/>
      <text:p text:style-name="P5"><text:span text:style-name="T11">ne pas mettre un println en plein milieu d'une fonction</text:span></text:p>
      <text:p text:style-name="P5"/>
      <text:p text:style-name="P11"><text:span text:style-name="Source_20_Text"><text:span text:style-name="T8">(cons 100 my-list) <text:tab/></text:span></text:span><text:span text:style-name="Source_20_Text"><text:span text:style-name="T9">ajoute 100 au debut de la liste</text:span></text:span></text:p>
      <text:list xml:id="list3046687631911050316" text:style-name="L3">
        <text:list-item>
          <text:p text:style-name="P15"><text:span text:style-name="Source_20_Text"><text:span text:style-name="T8">(conj my-list 10)<text:tab/><text:tab/></text:span></text:span><text:span text:style-name="Source_20_Text"><text:span text:style-name="T10">ajoute 10 au debut de la liste aussi juste une autre facon d'écrire</text:span></text:span><text:span text:style-name="Source_20_Text"><text:span text:style-name="T8"> </text:span></text:span></text:p>
        </text:list-item>
        <text:list-item>
          <text:p text:style-name="P15"><text:span text:style-name="Source_20_Text"><text:span text:style-name="T8">(conj my-list 20 30 70 77)</text:span></text:span></text:p>
        </text:list-item>
        <text:list-item>
          <text:p text:style-name="P15"><text:span text:style-name="Source_20_Text"><text:span text:style-name="T8">(conj my-list '(20 30) '(70 77))</text:span></text:span></text:p>
        </text:list-item>
      </text:list>
      <text:p text:style-name="P16"><text:span text:style-name="Source_20_Text"><text:span text:style-name="T12">A savoir une liste n'est pas une variable elle est immuable on ne peut pas la changer une fois qu'elle a été définie, la seule chose que fait cons et conj permet de concatener les elements rajoutes et la liste.</text:span></text:span></text:p>
      <text:list xml:id="list154432635325782" text:continue-numbering="true" text:style-name="L3">
        <text:list-item>
          <text:p text:style-name="P15"><text:span text:style-name="Source_20_Text"><text:span text:style-name="T8">(rest my-list)<text:tab/><text:tab/></text:span></text:span><text:span text:style-name="Source_20_Text"><text:span text:style-name="T9">renvoi ltous les autres éléments de la liste</text:span></text:span></text:p>
        </text:list-item>
        <text:list-item>
          <text:p text:style-name="P15"><text:span text:style-name="Source_20_Text"><text:span text:style-name="T8">(first my-list)<text:tab/><text:tab/></text:span></text:span><text:span text:style-name="Source_20_Text"><text:span text:style-name="T9">renvoi le 1 er élément de la liste</text:span></text:span></text:p>
        </text:list-item>
      </text:list>
      <text:p text:style-name="P16"><text:span text:style-name="Source_20_Text"><text:span text:style-name="T12">on peut faire appel récursif sur rest pour parcourir toute la ligne</text:span></text:span></text:p>
      <text:list xml:id="list154433929996965" text:continue-numbering="true" text:style-name="L3">
        <text:list-item>
          <text:p text:style-name="P15"><text:span text:style-name="Source_20_Text"><text:span text:style-name="T8">(empty? My-list) <text:tab/><text:tab/></text:span></text:span><text:span text:style-name="Source_20_Text"><text:span text:style-name="T9">renvoi si la liste est vide ou non</text:span></text:span></text:p>
        </text:list-item>
        <text:list-item>
          <text:p text:style-name="P15"><text:span text:style-name="Source_20_Text"><text:span text:style-name="T8">(distinct '(1 2 2 2 2 3)) <text:tab/></text:span></text:span><text:span text:style-name="Source_20_Text"><text:span text:style-name="T9">renvoi les élements distincts de la liste</text:span></text:span></text:p>
        </text:list-item>
        <text:list-item>
          <text:p text:style-name="P15"><text:span text:style-name="Source_20_Text"><text:span text:style-name="T8">(take 2 '(1 2 3 4 5)) </text:span></text:span><text:span text:style-name="Source_20_Text"><text:span text:style-name="T9"><text:tab/>renvoi les 2 premières valeurs de la liste</text:span></text:span></text:p>
        </text:list-item>
        <text:list-item>
          <text:p text:style-name="P15"><text:span text:style-name="Source_20_Text"><text:span text:style-name="T8">(count '(1 2 3)) <text:tab/><text:tab/></text:span></text:span><text:span text:style-name="Source_20_Text"><text:span text:style-name="T9">renvoi le nombre d'element de la liste</text:span></text:span></text:p>
        </text:list-item>
      </text:list>
      <text:p text:style-name="P5"/>
      <text:p text:style-name="P5"/>
      <text:p text:style-name="P6"><text:span text:style-name="T11">un vecteur = tableau on peut acceder aux éléments directement par leur index</text:span></text:p>
      <text:p text:style-name="P7"><text:span text:style-name="T11">map permet d'affecter une fonction à chaque élément d'une collection (liste ou vecteur)</text:span></text:p>
      <text:p text:style-name="P7"/>
      <text:p text:style-name="P7"><text:span text:style-name="T11">%i représente le i ème argument , % permet de dire l'unique arguments</text:span></text:p>
      <text:p text:style-name="P7"/>
      <text:p text:style-name="P8"><text:span text:style-name="T11">(reduce</text:span></text:p>
      <text:p text:style-name="P8"><text:span text:style-name="T11"><text:tab/>#(str %1 « » %2)</text:span></text:p>
      <text:p text:style-name="P8"><text:span text:style-name="T11"><text:tab/>'( « hello » « world »  « ! »))</text:span></text:p>
      <text:p text:style-name="P8"><text:span text:style-name="T11">=&gt; « hello worl ! »</text:span></text:p>
      <text:p text:style-name="P8"/>
      <text:p text:style-name="P9"><text:span text:style-name="T11">Attentio str sur chaine infine ça ne s'arrete jama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 Vu Sans Mono', 'Bitstream Vera Sans Mono', monospace"/>
    <style:font-face style:name="Helvetica Neue" svg:font-family="'Helvetica Neue', Helvetica, Helvetica, Arial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4:06:32.125963310</meta:creation-date>
    <dc:date>2016-04-08T15:44:31.831181331</dc:date>
    <meta:editing-duration>PT1H22M3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538" meta:character-count="3030" meta:non-whitespace-character-count="2534"/>
  </office:meta>
</office:document-meta>
</file>